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T</mi>
            <mrow>
              <mi/>
              <mo stretchy="false">=</mo>
              <mi/>
            </mrow>
            <mfrac>
              <msup>
                <mrow>
                  <mstyle mathvariant="bold">
                    <mrow>
                      <mi>p</mi>
                    </mrow>
                  </mstyle>
                </mrow>
                <mn>2</mn>
              </msup>
              <mrow>
                <mn>2</mn>
                <mi>m</mi>
              </mrow>
            </mfrac>
            <mrow>
              <mi/>
              <mo stretchy="false">=</mo>
              <mrow>
                <mi/>
                <mo stretchy="false">−</mo>
                <mi/>
              </mrow>
            </mrow>
            <mrow>
              <mfrac>
                <msup>
                  <mo stretchy="false">ℏ</mo>
                  <mn>2</mn>
                </msup>
                <mrow>
                  <mn>2</mn>
                  <mi>m</mi>
                </mrow>
              </mfrac>
            </mrow>
            <mi/>
            <mo stretchy="false">Δ</mo>
            <mrow>
              <mi/>
              <mo stretchy="false">=</mo>
              <mi/>
            </mrow>
            <msub>
              <mi>T</mi>
              <mi>r</mi>
            </msub>
            <mrow>
              <mi/>
              <mo stretchy="false">+</mo>
              <mi/>
            </mrow>
            <msub>
              <mi>T</mi>
              <mrow>
                <mo stretchy="false">ϑ</mo>
                <mo stretchy="false">ϕ</mo>
              </mrow>
            </msub>
          </mrow>
        </mtd>
      </mtr>
      <mtr>
        <mtd>
          <mrow>
            <msub>
              <mi>T</mi>
              <mi>r</mi>
            </msub>
            <mrow>
              <mi/>
              <mo stretchy="false">=</mo>
              <mrow>
                <mi/>
                <mo stretchy="false">−</mo>
                <mi/>
              </mrow>
            </mrow>
            <mrow>
              <mfrac>
                <msup>
                  <mo stretchy="false">ℏ</mo>
                  <mn>2</mn>
                </msup>
                <mrow>
                  <mn>2</mn>
                  <mi>m</mi>
                </mrow>
              </mfrac>
            </mrow>
            <mi/>
            <mfrac>
              <mo stretchy="false">∂</mo>
              <mrow>
                <mo stretchy="false">∂</mo>
                <mi>r</mi>
              </mrow>
            </mfrac>
            <mi/>
            <mfenced open="(" close=")">
              <mrow>
                <msup>
                  <mi>r</mi>
                  <mn>2</mn>
                </msup>
                <mi/>
                <mfrac>
                  <mo stretchy="false">∂</mo>
                  <mrow>
                    <mo stretchy="false">∂</mo>
                    <mi>r</mi>
                  </mrow>
                </mfrac>
              </mrow>
            </mfenced>
          </mrow>
        </mtd>
      </mtr>
      <mtr>
        <mtd>
          <mrow>
            <msub>
              <mi>T</mi>
              <mrow>
                <mo stretchy="false">ϑ</mo>
                <mo stretchy="false">ϕ</mo>
              </mrow>
            </msub>
            <mrow>
              <mi/>
              <mo stretchy="false">=</mo>
              <mi/>
            </mrow>
            <mfrac>
              <msup>
                <mrow>
                  <mstyle mathvariant="bold">
                    <mrow>
                      <mi>L</mi>
                    </mrow>
                  </mstyle>
                </mrow>
                <mn>2</mn>
              </msup>
              <mrow>
                <mn>2</mn>
                <mi>m</mi>
                <msup>
                  <mi>r</mi>
                  <mn>2</mn>
                </msup>
              </mrow>
            </mfrac>
          </mrow>
        </mtd>
      </mtr>
    </mtable>
    <annotation encoding="StarMath 5.0">T ~=~ {bold p} ^2 over {2 m} ~=~ - ` {hbar ^2 over {2 m}} ` %DELTA ~=~ T _r ~+~ T _{%ivartheta %iphi} 

newline 

T_r ~=~ - ` {hbar ^2 over {2 m}} ` partial over {partial r} ` 
left ( 
 r ^2 ` partial over {partial r} 
right ) 

newline 

T _{%ivartheta %iphi} ~=~ {bold L} ^2 over {2 m r ^2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4T05:58:34.711000000</meta:creation-date>
    <meta:generator>LibreOffice/4.1.4.2$Windows_x86 LibreOffice_project/0a0440ccc0227ad9829de5f46be37cfb6edcf72</meta:generator>
  </office:meta>
</office:document-meta>
</file>